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6f5" officeooo:paragraph-rsid="001256f5"/>
    </style:style>
    <style:style style:name="P2" style:family="paragraph" style:parent-style-name="Standard" style:list-style-name="L1">
      <style:text-properties officeooo:rsid="001256f5" officeooo:paragraph-rsid="001256f5"/>
    </style:style>
    <style:style style:name="P3" style:family="paragraph" style:parent-style-name="Standard" style:list-style-name="L1">
      <style:text-properties officeooo:rsid="001356c3" officeooo:paragraph-rsid="001356c3"/>
    </style:style>
    <style:style style:name="P4" style:family="paragraph" style:parent-style-name="Standard">
      <style:text-properties officeooo:rsid="001356c3" officeooo:paragraph-rsid="001356c3"/>
    </style:style>
    <style:style style:name="T1" style:family="text">
      <style:text-properties officeooo:rsid="001356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ielsetzung</text:p>
      <text:p text:style-name="P1"/>
      <text:list xml:id="list109284518" text:style-name="L1">
        <text:list-item>
          <text:p text:style-name="P2">Menü erscheint bei Spielstart</text:p>
          <text:list>
            <text:list-item>
              <text:p text:style-name="P2">Spielwahlmöglichkeitsmenü</text:p>
              <text:list>
                <text:list-item>
                  <text:p text:style-name="P2">nach Drücken des Playbuttons wird der Bildschrim abgedunkelt, Das Spielfeld wir gelade und die Helligkeit erreicht den vorherigen Stand. DerVorgang sollte etwa ,5 Sekunden dauern</text:p>
                </text:list-item>
                <text:list-item>
                  <text:p text:style-name="P2">Beim Punktes<text:span text:style-name="T1">piel wird die Punktezahl des weißen Spielers link oben und des schwarzen Spielers rechts oben in der Form "&lt;erlangte Punktzahl&gt; von &lt;Siegpuktzahl&gt;"</text:span></text:p>
                </text:list-item>
                <text:list-item>
                  <text:p text:style-name="P3">Beim Reihenspiel ist in der Mitte oben ein Menü abrufbar, links eines mit den von Weiß geschlagenen Steinen und rechts mit den von Schwarz geschlagenen</text:p>
                </text:list-item>
                <text:list-item>
                  <text:p text:style-name="P3">Schriftzug erscheint nach Sieg einer Partei mit Tonuntermahlung</text:p>
                </text:list-item>
              </text:list>
            </text:list-item>
            <text:list-item>
              <text:p text:style-name="P3">Optionsmenü</text:p>
            </text:list-item>
            <text:list-item>
              <text:p text:style-name="P3">Tutorial</text:p>
            </text:list-item>
            <text:list-item>
              <text:p text:style-name="P3">Credits</text:p>
            </text:list-item>
            <text:list-item>
              <text:p text:style-name="P3">Schließen</text:p>
            </text:list-item>
            <text:list-item>
              <text:p text:style-name="P3">Laden</text:p>
            </text:list-item>
          </text:list>
        </text:list-item>
        <text:list-item>
          <text:p text:style-name="P3">Spiel soll eine schlichte und nahe Umsetzung von Rithmomachie sein</text:p>
          <text:list>
            <text:list-item>
              <text:p text:style-name="P3">einfache Grafik</text:p>
            </text:list-item>
            <text:list-item>
              <text:p text:style-name="P3">Potenzen und Wurzeln fallen weg</text:p>
            </text:list-item>
            <text:list-item>
              <text:p text:style-name="P3">alle Schlagmöglichkeiten sind vorhanden</text:p>
            </text:list-item>
            <text:list-item>
              <text:p text:style-name="P3">Zugmöglichkeiten sind farblich hervorgehoben</text:p>
            </text:list-item>
            <text:list-item>
              <text:p text:style-name="P3">Schlagmöglichkeiten sind farblich hervorgehoben</text:p>
            </text:list-item>
            <text:list-item>
              <text:p text:style-name="P3">Reihenmöglichkeiten sind farblich hervorgehoben (im Optionsmenü einstellbar)</text:p>
            </text:list-item>
            <text:list-item>
              <text:p text:style-name="P3">Beim Zeitspiel erscheinen die zeiten auf den jeweiligen Seiten oben lesbar</text:p>
            </text:list-item>
            <text:list-item>
              <text:p text:style-name="P3">mit der ESC-Taste erscheint ein Zwischenmenü mit den Funktionen:</text:p>
              <text:list>
                <text:list-item>
                  <text:p text:style-name="P3">Zum Hauptmenü</text:p>
                </text:list-item>
                <text:list-item>
                  <text:p text:style-name="P3">zum Optionsmenü</text:p>
                </text:list-item>
                <text:list-item>
                  <text:p text:style-name="P3">Schließen</text:p>
                </text:list-item>
                <text:list-item>
                  <text:p text:style-name="P3">Speichern</text:p>
                </text:list-item>
              </text:list>
            </text:list-item>
          </text:list>
        </text:list-item>
        <text:list-item>
          <text:p text:style-name="P3">zwangsweise ein Mehrspielrmodus auf einem Gerä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51S</meta:editing-duration>
    <meta:editing-cycles>3</meta:editing-cycles>
    <meta:generator>LibreOffice/5.4.2.2$Windows_X86_64 LibreOffice_project/22b09f6418e8c2d508a9eaf86b2399209b0990f4</meta:generator>
    <dc:date>2018-11-26T16:55:48.327000000</dc:date>
    <meta:document-statistic meta:table-count="0" meta:image-count="0" meta:object-count="0" meta:page-count="1" meta:paragraph-count="26" meta:word-count="185" meta:character-count="1230" meta:non-whitespace-character-count="1096"/>
    <meta:user-defined meta:name="Info 1"/>
    <meta:user-defined meta:name="Info 2"/>
    <meta:user-defined meta:name="Info 3"/>
    <meta:user-defined meta:name="Info 4"/>
  </office:meta>
</office:document-meta>
</file>